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5" style:family="paragraph">
      <style:paragraph-properties fo:text-align="left" fo:margin-top="0pt" fo:margin-bottom="0pt" fo:text-indent="0pt"/>
    </style:style>
  </office:automatic-styles>
  <office:body>
    <office:text>
      <text:p text:style-name="p5"><text:span text:style-name="c0">PAGE 42</text:span></text:p>
      <text:p text:style-name="p5"/>
      <text:p text:style-name="p5"><text:span text:style-name="c0">NADINE took her immune-suppressant pills to subdue the physical pain from the robotic limbs. Her robotic limb was doing a herky jerky motion.</text:span></text:p>
      <text:p text:style-name="p5"/>
      <text:p text:style-name="p5"><text:span text:style-name="c0">NADINE: At some point man,</text:span></text:p>
      <text:p text:style-name="p5"><text:span text:style-name="c0">NADINE: you need to buy your own Malcolm.</text:span></text:p>
      <text:p text:style-name="p5"/>
      <text:p text:style-name="p5"><text:span text:style-name="c0">MALCOLM raised one of his eyebrows at the waitress, who placed his hamburger plate down on the table.</text:span></text:p>
      <text:p text:style-name="p5"/>
      <text:p text:style-name="p5"><text:span text:style-name="c0">BLANCI chokes down a head ache powder.</text:span></text:p>
      <text:p text:style-name="p5"/>
      <text:p text:style-name="p5"><text:span text:style-name="c0">BLANCI: I will have a soda, make it a large.</text:span></text:p>
      <text:p text:style-name="p5"/>
      <text:p text:style-name="p5"><text:span text:style-name="c0">BLANCI spewed powder on her shirt, causing MALCOLM to growl at her.</text:span></text:p>
      <text:p text:style-name="p5"/>
      <text:p text:style-name="p5"><text:span text:style-name="c0">MALCOLM: You know how rarely we buy new detergent!</text:span></text:p>
      <text:p text:style-name="p5"/>
      <text:p text:style-name="p5"><text:span text:style-name="c0">BLANCI puckered her lips mockingly at MALCOLM, who smiled with a grimace.</text:span></text:p>
      <text:p text:style-name="p5"/>
      <text:p text:style-name="p5"><text:span text:style-name="c0">BLANCI pushed Malcolm away grabbing the soda from the waitresses hands he had ordered. </text:span></text:p>
      <text:p text:style-name="p5"/>
      <text:p text:style-name="p5"><text:span text:style-name="c0">MALCOLM quickly grabbed it from her, after she tried taking a sip. This spews soda also all over her tee shirt.</text:span></text:p>
      <text:p text:style-name="p5"/>
      <text:p text:style-name="p5"><text:span text:style-name="c0">CAPTION ( Thought ): You guys just can’t get along can you?</text:span></text:p>
    </office:text>
  </office:body>
</office:document-content>
</file>